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73" officeooo:paragraph-rsid="000b2e73"/>
    </style:style>
    <style:style style:name="P2" style:family="paragraph" style:parent-style-name="Standard">
      <style:text-properties officeooo:rsid="000b2e73" officeooo:paragraph-rsid="000b2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to ----&gt;node---&gt;build-server----&gt;script console and enter</text:p>
      <text:p text:style-name="P1"/>
      <text:p text:style-name="P1">println "aws --region us-west-2 ecr get-login –no-include-email".execute().text</text:p>
      <text:p text:style-name="P1"/>
      <text:p text:style-name="P1">to get AWS ECR login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8:19:18.105636517</meta:creation-date>
    <dc:date>2018-08-02T16:37:44.641215387</dc:date>
    <meta:editing-duration>PT3H22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1" meta:character-count="158" meta:non-whitespace-character-count="144"/>
  </office:meta>
</office:document-meta>
</file>